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MEMBERING THE GAME OF SONAL, DIMPI, AND SRISHTI, AND OTHERS</text:p>
      <text:p text:style-name="Standard">Sonal used to play forehand mostly, well every novice begins with forehand and starts working on backhand only when she realizes that opponent always gets her under on the left side, which is played comfortably using the backhand by a righty. At the time when she had started, I was in middle of VIII standard (I remember XI more vividly because girls and guys had become TT-companions by then, but it was only for TT that companionship existed). It was in one evening that her father had brought her, Srishti, and Dimpi down to the basement when our group of boys was playing there. It was October/November, TT season used to start with the autumn season, the logic behind this was that you can’t go to the basement in summers, and in rainy season, it would be all moisture and hot there, so in the pleasant seasons of autumn, winters, and spring we used to play TT. Another reason behind it was that in winters, the evenings would turn dark early leaving no time for a proper game of either cricket or soccer, and the basement obviously had tube-lights.</text:p>
      <text:p text:style-name="Standard">Around the time of my XI, the game had reached to its ultimate peak and after that, it went straight into extinction. It was the most beautiful time of my life to play TT with the girls. Sonal used to wear this serious expression while playing with people with whom she doesn’t share jokes. Otherwise, with Srishti and Dimpi she would have this cute Korean smile of her on the face. I remember more of her serious look at the game. Her game was defensive, like mostly taking on the attack of the opponent, and more or less never putting an aggressive. So the game that one play with her is ‘who-drops-the-ball-first-Sonal-wont-attack’, scene here is that if your aggressive shot goes wrong then you lose straightforward to your own weakness (and no contribution of her), and it becomes even more spectacular if she picks on a smash and the opponent fails to take on the rebound.</text:p>
      <text:p text:style-name="Standard">IT COULD BE NINTH WHEN I MENTION THAT ‘IT WAS AROUND 8TH’, IT ALWAYS HAPPENS THAT PEOPLE REMEMBER THE TIME OF HAPPENING OF AN EVENT TO A PERIOD OF NOT ONE YEAR, BUT TWO YEARS IN AN APPROXIMATION, SO I MIGHT CONFUSE NINTH WITH EIGHTH.</text:p>
      <text:p text:style-name="Standard">If 2004 (my VIII) was the first season that we had played, and we had played last in winters of 2007, means we played four seasons. It would be counted three actually because, in the winters of 2006 (my X standard) it was dominance of Prabhav’s group over us, and the girls, meaning everybody. We would come in round-toss, lose to them, last two would be someone from Prabhav’s group and they would select one of their groupies as the other two for making up teams. They were even more in number, should be five, or six. That year, Akshar, Karan, Prabhav, Achin, Rohan (Katyal) were sort of regular, while Pittu, Bhavnik and Diwij would come occasionally; and there would be around six or seven constituting the rest of us (Srishti, Sonal, Appu, Amogh, Kunal, Mithoo, Jatin Katyal (Shubbi, Rohan’s brother), and me). Only four were to play in the final game of doubles from fifteen or sixteen of us on the peak days. I quitted for three reasons. First, I would not get to play, second, I had a CBSE-board-class of X, and third Rekha buaji came here early in the second week of December.</text:p>
      <text:p text:style-name="Standard">(In the first season, Sonal’s birthday had fallen on 30th march, and she had worn a dark-green or greenish-brown dress which had otherwise belonged to her mother once. I can use this fact to figure out the year of first season exactly.)</text:p>
      <text:p text:style-name="Standard">Dimpi never got the right hold of the racket. She used to play fine with forehand, but because she had her finger straight upright against the face of the racket she almost never used to take back hand, rather she would just twist her hand to pick the ball left side using the forehand only. Dimpi but always used to enjoy the game. She was a jovial person, unlike Sonal and Srishti. At times when there would too many people (crowd formed by boys) it would happen that Dimpi would not be chosen for quite a long time, and it would happen that she would wait for over seven-eight games, which would approximate to about 50 to 70 minutes, that would be a very long wait for anything. After such a long wait, people would mostly chose out of pity than choice; sometimes some of her friend would make it and she would get selected but it was not very often. There would be a tough situation for Srishti or Sonal if one of them makes it to the last two and they have to choose a team player. Dimpi was a weak player in <text:soft-page-break/>the three girls, and Srishti would chose to sit and let go Dimpi play, or sometimes let Sonal play if she got to sit more than her while waiting for a chance to play a 20-points game of doubles. Sometimes, these girls would just go out of the basement until crowd in the basement disperses, which used to make me feel bad; bad not because they wouldn’t get to play, but because they wouldn’t be around here with me.</text:p>
      <text:p text:style-name="Standard">Dimpi was a cute little thing, she knew hockey, and had a sporty attitude which made her stay in the game of TT as long as the season did. It would happen that she would come to the house to call Srishti in the evenings on many days. She had started two years late than Srishti and Sonal, but because Srishti and Sonal had started it early and hadn’t made too much progress, Dimpi found it rather easy, to be true, to catch up with us in the time.</text:p>
      <text:p text:style-name="Standard">Srishti had a stiff hand, her game of raw, she had an athletic body, but her movements were stiffer than normal. Her elbow wouldn’t fold when she would take shots, she would stretch her hand out and do a full swing to take a shot. It was not at all times but yes, always when hitting flat smashes. </text:p>
      <text:p text:style-name="Standard">She was important because she would keep Sonal and Dimpi involved in talking and having fun. Dimpi was talkative, very talkative rather. Srishti was jovial and used to give an ear to whatever Dimpi would say. Srishti would laugh, have fun, and she would also enjoy others and herself, which was very good in creating a good environment. Sonal was not very talkative, she was even the least jovial of the three girls. Dimpi used to be very fun when I would be playing with her alone in the TT room, but when I’d be alone with Sonal, it was difficult to break the silence that would always be eventually created when I would end up things to say or talk to her. The difference would come out clear from the fact that Dimpi would talk with me (she would talk with anyone, everyone, whoever, and whatever) and I would respond, but with Sonal, I was have to do the talking, which was something I was not very at. I was rather bad at doing the talking, though I used to give positive response and attention to the speaker. Sonal would look dumb, and I was not very much into reading Korean face expressions clearly.</text:p>
      <text:p text:style-name="Standard"/>
      <text:p text:style-name="Standard">August is a month that most people love, the weather is pleasant and monsoon is at its peak the entire month. It is the month of three festivals, viz. Rakshabandhan, Janamashtmi and Independence Day. Rakshabandhan is celebrated between brothers and sisters to show that the bond is there for the sisters so that the brothers always them and stay by their side. Janamashtmi is celebrated to mark the birth of Lord Krishna. Another is the fifteenth of August, Independence Day, a national holiday. The Janamashtmi happens on the eighth day of the fifteen days of the falling moon, which is somewhat also suggested by its name, ‘ASHTMI’ means ‘eighth’ in Sanskrit; its date is decided from the Hindu calendars which record the falling and rising of the moon, approximately a thirty days cycle. Rakshabandhan happens on the last day of the rising moon period, which is called PURAN-MASI, meaning ‘end-of-the-whole-month’. This makes Janamashtmi happen exactly eight after Rakshabandhan.</text:p>
      <text:p text:style-name="Standard"/>
      <text:p text:style-name="Standard">&lt;&lt; Rakshabandhan is fun, that for one day, it brings both buaji’s here to their brother and our cousin sisters to us. Chachi would push the sofa-set into the deep corners of the room so that there is enough space for the floor-mat for everyone. In the center would be the big-plate with the Rakhi and red in it, we would sit around it randomly to make it look like grouping time. Rakhi is the silk-thread with some decorative piece of work on it; girls tie it to the boys, in theory, to allow the boy to protect her considering her as his sister. It goes like girls to boys, sisters to brothers, and close sisters to their sisters. </text:p>
      <text:p text:style-name="Standard">Sister puts an upward-going mark in the center of the forehead of the brother with the red, and uses some raw particles of rice as decoration to the red, ties the Rakhi on the right hand, and now brother gifts something to the sister as she offers him sweets. This is Rakshabandhan, or Rakhi as it is sometimes called. We don’t give gifts to the girls, we offer money, as children it was 100 bucks but <text:soft-page-break/>then it doubled. The money would come from chachaji, goes to the girls, via the boys, which makes the occasion somewhat special as girls get everything as the boys get to watch. </text:p>
      <text:p text:style-name="Standard"><text:s text:c="4"/>• It starts with Anu tying the Rakhi to babaji, and then to chachaji. Srishti would then tie the Rakhi to babaji. Then if the same order of elder to younger is followed, my turn comes next with Anu tying the Rakhi on my hand. </text:p>
      <text:p text:style-name="Standard">There are several reasons why people celebrate Rakshabandhan. Hindu religion has several stories behind it, the one most famous is that Lord Krishna &lt;incomplete&gt;... Muslims have their own reasons, and so has every religion which celebrates it.</text:p>
      <text:p text:style-name="Standard">The Jainism has its own tale to tell, on this day, MUNI VISHNUKUMAR saved 700 muni from the cruelty and barbarities of four ministers of a cheated king. Four ministers had set up altar around the place where the muni-group had stayed for meditation and penance. Ministers had them invited the entire town to perform animal-sacrificing-YAJNA in it. YAJNA is a prayer performed by sacrificing, giving away offerings in gratitude, and substances are given away as tribute into the bonfire set up in the altar, so that heavenly bodies listen to them and bestow more to them. It was the muni VISHNUKUMAR who learned of the brutal incident and had then came to rescue the burning muni-group.</text:p>
      <text:p text:style-name="Standard">The people had then tied bands on their hands to remind themselves of the protection they have to provide to the Jainism. Rakshabandhan, that is why the name, ‘RAKSHA’ for ‘protection’, ‘BANDANDHAN’ for ‘bond’.</text:p>
      <text:p text:style-name="Standard">&lt;incomplete&gt; &gt;&gt;</text:p>
      <text:p text:style-name="Standard"/>
      <text:p text:style-name="Standard"><text:s text:c="4"/>• As a kid, Janamashtmi had meant a lot to me, Independence Day also meant quite an involvement as the kite-flying would start on the terrace tops about a month before the final day. Janamashtmi would mean making preparations of the materials required for the final day of making up the real-life scenery depicting some of the life events that occurred around the birth of Lord Krishna. In the evening of the final day, people living in society would come down with their families to see the effort of the colony kids in the huge celebration of the day.</text:p>
      <text:p text:style-name="Standard"><text:s text:c="4"/>• These days very certainly marked the end of one phase of life, which is quite appropriate to say as children mark phases of their lives from festival to festival and not year to year.</text:p>
      <text:p text:style-name="Standard"/>
      <text:p text:style-name="Standard">As a child I had one of my most beautiful times in the monsoons, in the month of August, but as I grew up got into high-school, I realized that the month wasn’t really as much fun. Child in me was growing up, I was becoming reasonable. I had already started to look for reasons for happiness in Rakshabandhan, Janamashtmi and Independence Day. Janamashtmi celebrations had their last near the end of middle-school. August came only twice in the years I was in high-school, though I had gone over to see the kites flying on the evening of Independence Day, I hadn’t flown any by myself, and I hadn’t even realized that I wasn’t going to relate kite-flying and Independence Day the next year. </text:p>
      <text:p text:style-name="Standard">It turned out to be even sour in the next year, 2009. I had got over with entrance exams at the onset of summers and by the end of summers results had already been declared, I did fine but doing ‘fine’ was not enough. I hadn’t performed as per my expectations, I had wished to get into IIT or some institute of National standards, but it didn’t happen. My mood, temperament and energy-levels were affected. I suffered mood-swings. I got into GGSIP University, into a college I didn’t very much like. It was the month of August, mood swings, highs and lows of energy levels, and, of course, monsoon. It is clear and sunny on one day, cloudy on the other, pleasant on the next and then rains. Weather changes didn’t use to be pleasing to my mood; I would wish for stability in the weather for the stability of my mood. In mood swings, you get a chance to hate August, to hate monsoons. I spent a long time fighting myself, and why just rainy, mood-swings don’t allow you to feel good when the weather changes from autumn to winters in October, or when spring makes way for summers in the month of March.</text:p>
      <text:p text:style-name="Standard"/>
      <text:p text:style-name="Standard"><text:soft-page-break/></text:p>
      <text:p text:style-name="Standard"/>
      <text:p text:style-name="Standard"/>
      <text:p text:style-name="Standard"/>
      <text:p text:style-name="Standard"/>
      <text:p text:style-name="Standard">People From Past (Lost Connections)</text:p>
      <text:p text:style-name="Standard">1</text:p>
      <text:p text:style-name="Standard">Nilesh Pandit</text:p>
      <text:p text:style-name="Standard"><text:s text:c="4"/>• Class - 1, Classmate, MAPS</text:p>
      <text:p text:style-name="Standard"><text:s text:c="4"/>• I had punched him in the stomach, and he had some stomach problem</text:p>
      <text:p text:style-name="Standard"><text:s text:c="4"/>• Complaint to the teacher – his father had visited for his medical-condition and care</text:p>
      <text:p text:style-name="Standard">2</text:p>
      <text:p text:style-name="Standard">Akansha</text:p>
      <text:p text:style-name="Standard"><text:s text:c="4"/>1. Class-1 (or 2), classmate, MAPS</text:p>
      <text:p text:style-name="Standard"><text:s text:c="4"/>2. Used to tell stories about having a kangaroo type pouch in her stomach and also having a baby</text:p>
      <text:p text:style-name="Standard"><text:s text:c="4"/>3. Her broken and decaying brown teeth</text:p>
      <text:p text:style-name="Standard">3</text:p>
      <text:p text:style-name="Standard">Monty Sharma</text:p>
      <text:p text:style-name="Standard"><text:s text:c="4"/>• Classmate, MAPS</text:p>
      <text:p text:style-name="Standard"><text:s text:c="4"/>• Closest Friend</text:p>
      <text:p text:style-name="Standard">4</text:p>
      <text:p text:style-name="Standard">Mukul Agarwal</text:p>
      <text:p text:style-name="Standard"><text:s text:c="4"/>• Classmate, MAPS</text:p>
      <text:p text:style-name="Standard"><text:s text:c="4"/>• Class Topper</text:p>
      <text:p text:style-name="Standard"/>
      <text:p text:style-name="Standard"/>
      <text:p text:style-name="Standard"/>
      <text:p text:style-name="Standard"/>
      <text:p text:style-name="Standard">Neerav</text:p>
      <text:p text:style-name="Standard"><text:s text:c="4"/>• B-26, Manu Appt.</text:p>
      <text:p text:style-name="Standard"><text:s text:c="4"/>• One of Appu’s pet</text:p>
      <text:p text:style-name="Standard"/>
      <text:p text:style-name="Standard">Chirag Singh</text:p>
      <text:p text:style-name="Standard"><text:s text:c="4"/>1. Tenth standard</text:p>
      <text:p text:style-name="Standard"><text:s text:c="4"/>2. B-10, Kavneet’s Step Brother</text:p>
      <text:p text:style-name="Standard"><text:s text:c="4"/>3. soccer player</text:p>
      <text:p text:style-name="Standard"><text:s text:c="4"/>4. had tried to make me smoke</text:p>
      <text:p text:style-name="Standard"/>
      <text:p text:style-name="Standard"/>
      <text:p text:style-name="Standard"/>
      <text:p text:style-name="Standard"/>
      <text:p text:style-name="Standard">Rohan Katyal</text:p>
      <text:p text:style-name="Standard">8th, 9th, 10th, 11th – summer mornings (9-10th), cricket until late afternoon, sitting near A2 in the central park, shouting names of people we knew, calling Rohan’s mother’s name BHOOMIKA, right in his face so as to make have fun of him, he just found it embarrassing, didn’t used to say anything but smile and laugh back at us with us.</text:p>
      <text:p text:style-name="Standard">Shouting the names of Rosy, PANKHUDI</text:p>
      <text:p text:style-name="Standard"><text:s text:c="4"/>• Though he and I had got together once grouped together for Diwali Fest in the society in IX or X, but in the following year, when I was in XI, he had chosen to not do it with me. Even I had played foul-<text:soft-page-break/>games against him in the group, it was Appu who'd matter the most and I was able to win over him. Rohan went formed group with Prabhav, Akshar and all, five or six of them in all. We earned the usual amount of about 1200 to 1300, Puneet would be telling his earnings to be 17 to 18 hundred, while Rohan told his to be about 2500, which was too hard to believe and always be. It was my last Diwali and Diwali Fest, as well.</text:p>
      <text:p text:style-name="Standard"/>
      <text:p text:style-name="Standard">Jatin Katyal</text:p>
      <text:p text:style-name="Standard">Before class-11</text:p>
      <text:p text:style-name="Standard"/>
      <text:p text:style-name="Standard">Lakshya Gupta</text:p>
      <text:p text:style-name="Standard">(NANU)</text:p>
      <text:p text:style-name="Standard"><text:s text:c="4"/>• Before February 2009</text:p>
      <text:p text:style-name="Standard"><text:s text:c="4"/>• Amity International, Noida</text:p>
      <text:p text:style-name="Standard"><text:s text:c="4"/>• B-5, Manu (until Feb-2009)</text:p>
      <text:p text:style-name="Standard"/>
      <text:p text:style-name="Standard"/>
      <text:p text:style-name="Standard"/>
      <text:p text:style-name="Standard"/>
      <text:p text:style-name="Standard"/>
      <text:p text:style-name="Standard">GIRLS FROM PAST</text:p>
      <text:p text:style-name="Standard">1.</text:p>
      <text:p text:style-name="Standard">Somya Mathur</text:p>
      <text:p text:style-name="Standard"><text:s text:c="4"/>• Fifth class – Eighth Class</text:p>
      <text:p text:style-name="Standard"><text:s text:c="4"/>• First crush, class sixth. The crush had stretched in to class-seventh, but then after not much progress. I had developed liking for one of her friends, Sidrah.</text:p>
      <text:p text:style-name="Standard"><text:s text:c="4"/>• She had home in the neighboring society, MAITRI.</text:p>
      <text:p text:style-name="Standard">2.</text:p>
      <text:p text:style-name="Standard">Sidrah Sana</text:p>
      <text:p text:style-name="Standard"><text:s text:c="4"/>• Fifth class – Eighth Class</text:p>
      <text:p text:style-name="Standard"><text:s text:c="4"/>• Second crush, minor, class seventh. This crush had stretched in to class-eighth.</text:p>
      <text:p text:style-name="Standard"><text:s text:c="4"/>• She was good friend of Sushil Sharma</text:p>
      <text:p text:style-name="Standard"><text:s text:c="4"/>• Bench-partner of Rahul Mehra, when the biology teacher sat the students in the one-boy-one-girl manner. My partner was Kritika Ramachandran, the class topper. Later again, she and Kritika were partners, and Sushil and I were partners, when I used to do bitching about Sushil in order to get the attention of Sidrah and Kritika.</text:p>
      <text:p text:style-name="Standard"><text:s text:c="4"/>• Muslim, fair exotic skin, straight braided brown hair, dimples, the mole on the left cheek made her look all so cute.</text:p>
      <text:p text:style-name="Standard"/>
      <text:p text:style-name="Standard"/>
      <text:p text:style-name="Standard"/>
      <text:p text:style-name="Standard"/>
      <text:p text:style-name="Standard"/>
      <text:p text:style-name="Standard"/>
      <text:p text:style-name="Standard"/>
      <text:p text:style-name="Standard">Munira Khan - She was one year senior to Anu (born on 27 March 1989; passed out from Ahlcon School in 2007), but had even the boys of my age and below in her secret-lovers list. She was a divine piece. Golden eyes, golden skin and golden hair, she didn’t look like one from among us, exotic beauty. She was a Muslim, that's clear from her name; it was something that didn’t fit in my head much, because I am a Jain after all.</text:p>
      <text:p text:style-name="Standard"><text:soft-page-break/>Though I had known her since class sixth/seventh due to her widely famous name and image, but she caught my attention only when I was in middle-school-years. She was in prefectural board, Sports Coordinator (it was because she was a very fast runner, a sprinter) representing Eklavya house, the yellow color. It was the same house I was in, something that always made me feel related to her in a way :)</text:p>
      <text:p text:style-name="Standard">The exotic skin color, the golden hair with slight brownish tint, the contour of the face, and particularly and specially the small scar on the left cheek just below where the dimples would occur if she had smiled.</text:p>
      <text:p text:style-name="Standard"/>
      <text:p text:style-name="Standard">There was this girl whom I knew because she was same as old as me and was also from the same school and used to write the names of defaulters when I was in fifth. I was a regular defaulter either for belt, I-card, or for any other thing on the other day. Her name was Anubha Jain. She was a Jain for sure, as I had seen her with her mother at the Pandav-Nagar Jain Temple around in the middle-school.</text:p>
      <text:p text:style-name="Standard"/>
      <text:p text:style-name="Standard"/>
      <text:p text:style-name="Standard"><text:s/></text:p>
      <text:p text:style-name="Standard">Information About My Personal Diaries</text:p>
      <text:p text:style-name="Standard">First</text:p>
      <text:p text:style-name="Standard">February 2008, December 2008</text:p>
      <text:p text:style-name="Standard">XII Standard started in April 2008</text:p>
      <text:p text:style-name="Standard">Second</text:p>
      <text:p text:style-name="Standard">2009, Relapse</text:p>
      <text:p text:style-name="Standard">Admission in GGSIPU, June 2009</text:p>
      <text:p text:style-name="Standard">Third</text:p>
      <text:p text:style-name="Standard">2010, Viva la Ashish</text:p>
      <text:p text:style-name="Standard"/>
      <text:p text:style-name="Standard"/>
      <text:p text:style-name="Standard"><text:s text:c="4"/>• I had started writing in an old diary of mine; it was of grey color of year 2003, the first time when I started to write. I later switched to this diary, which had been given to babaji by Pravesh mamaji. This BHARAT PETROLEUM diary was awesome, with golden-thick-pages, and metallic side polish for the pages.</text:p>
      <text:p text:style-name="Standard"><text:s text:c="4"/>• Diaries from chachaji would not come to me – they would go to Prashant, Srishti and some to Anu</text:p>
      <text:p text:style-name="Standard"/>
      <text:p text:style-name="Standard"><text:s text:c="4"/>• When in mid of class XII I used to go to temple regularly, fat-whore and ghost had developed an impression that I practice some sacred ritual that would bring negativities in the lives of those whom I do not like and at the same time protect me from their influence. She would break into the room to disturb when I would pray for even less than 15 minutes. It was BHAKTAMBAR I used to read as r-buaji had once asked.</text:p>
      <text:p text:style-name="Standard">4-Mar-2008: Pinky Mausiji with husband, Sambhav, Swati came over in the evening just on the day before my physics exam. I stayed in the room, didn’t even come to wish. It was only on the wash basin that mausiji had come to wash hands after eating and that she opened the door to see me off in politeness and ask what I was doing. I told her of my exam. I was not doing well; I was not fine with Phy and then these people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9:54:11.205390953</meta:creation-date>
    <dc:date>2024-01-28T19:54:17.636792083</dc:date>
    <meta:editing-duration>PT7S</meta:editing-duration>
    <meta:editing-cycles>1</meta:editing-cycles>
    <meta:document-statistic meta:table-count="0" meta:image-count="0" meta:object-count="0" meta:page-count="6" meta:paragraph-count="91" meta:word-count="3390" meta:character-count="18601" meta:non-whitespace-character-count="15154"/>
    <meta:generator>LibreOffice/7.6.3.2$Linux_X86_64 LibreOffice_project/29d686fea9f6705b262d369fede658f824154cc0</meta:generator>
  </office:meta>
</office:document-meta>
</file>